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/>
    <style:style style:name="P19" style:parent-style-name="Základnítext" style:family="paragraph"/>
    <style:style style:name="P20" style:parent-style-name="Základnítext" style:family="paragraph"/>
    <style:style style:name="P21" style:parent-style-name="Základnítext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7/2022<text:bookmark-end text:name="Text14"/></text:p>
            <text:p text:style-name="Normální">KVOP-46446/2022<text:bookmark-end text:name="Text2"/></text:p>
            <text:p text:style-name="Normální"><text:bookmark-start text:name="Text6"/>23. 08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J<text:bookmark-end text:name="Text9"/>. K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/>
      <text:h text:style-name="Nadpis1" text:outline-level="1"/>
      <text:h text:style-name="Nadpis1" text:outline-level="1">Sdělení o poskytnutí informace<text:s/></text:h>
      <text:p text:style-name="Základnítext">Vážený pane K.,</text:p>
      <text:p text:style-name="Základnítext">dne 19. srpna 2022 byla do Kanceláře veřejného ochránce práv doručena Vaše žádost podle zákona č. 106/1999 Sb., o svobodném přístupu k informacím, ve znění pozdějších předpisů, kterou žádáte o poskytnutí<text:s/>následujících informací:</text:p>
      <text:list text:style-name="LFO3_1" text:continue-numbering="true">
        <text:list-item>
          <text:p text:style-name="P18">U kolika žádostí o informace dle zákona č. 106/1999 Sb., obdržených v roce 2021 jsme požadované informace poskytli sdělením v elektronické podobě, tj. dle § 4a odst. 2 písm. a)?</text:p>
        </text:list-item>
        <text:list-item>
          <text:p text:style-name="P19">U kolika z takto poskytnutých informací jsme poskytnutou informaci v souladu s § 5 odst. 3 zákona č. 106/1999 Sb. zveřejnili způsobem umožňujícím dálkový přístup?</text:p>
        </text:list-item>
        <text:list-item>
          <text:p text:style-name="P20">U kolika takto poskytnutých informací jsme v souladu s § 5 odst. 3 zákona č. 106/1999 Sb. zveřejnili způsobem umožňujícím dálkový přístup pouze<text:s/>doprovodnou informaci vyjadřující obsah informace poskytnuté samotnému žadateli?</text:p>
        </text:list-item>
        <text:list-item>
          <text:p text:style-name="P21">V případě, že na dotaz č. 3 bude odpověď větší nebo rovná se jedné, žádáte o sdělení spisové značky příslušného spisu, jehož se zveřejněná doprovodná informace týkala.<text:s/></text:p>
        </text:list-item>
      </text:list>
      <text:p text:style-name="Základnítext">Ve smyslu zákona o svobodném přístupu k informacím<text:s/><text:span text:style-name="Silné">poskytuji níže uvedené informace</text:span>:</text:p>
      <text:p text:style-name="Základnítext">K dotazu č. 1 sděluji, že v elektronické podobě jsme poskytli informaci 56 krát.<text:s/></text:p>
      <text:p text:style-name="Základnítext">K dotazu č. 2 sděluji, že způsobem umožňujícím dálkový přístup jsme zveřejnili všechny poskytnuté informace (konkrétně informace poskytnuté k 84 žádostem o informace). V podrobnostech odkazuji na naše webové stránky, kde poskytnuté informace najdete:<text:s/><text:a xlink:href="https://www.ochrance.cz/info106/2021/" office:target-frame-name="_top" xlink:show="replace"><text:span text:style-name="Hypertextovýodkaz">https://www.ochrance.cz/info106/2021/</text:span></text:a></text:p>
      <text:p text:style-name="Základnítext">K dotazu č. 3 sděluji, že doprovodnou informaci jsme neposkytli žádnou.<text:s/></text:p>
      <text:soft-page-break/>
      <text:p text:style-name="Základnítext">K dotazu č. 4 sděluji, že neevidujeme žádný spis, v němž by byla zveřejněná pouze doprovodná informace.<text:s/></text:p>
      <text:p text:style-name="Základnítext">S pozdravem<text:s/></text:p>
      <text:p text:style-name="Základnítext"/>
      <text:p text:style-name="Základnítext"/>
      <text:p text:style-name="podpis">JUDr. Pavel Pořízek, Ph.D. v. r.</text:p>
      <text:p text:style-name="podpis">vedoucí Kanceláře veřejného ochránce<text:s/>práv</text:p>
      <text:p text:style-name="podpis">(dokument je elektronicky podepsán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UMRW*</text:span></text:p>
        <text:p text:style-name="P12"><text:span text:style-name="T13">KVOPX00CUMRW</text:span>KVOPX00CUMRW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0-03T10:58:00Z</meta:creation-date>
    <dc:date>2022-10-03T10:59:00Z</dc:date>
    <meta:print-date>2016-06-27T07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2" meta:paragraph-count="3" meta:word-count="283" meta:character-count="1952" meta:row-count="13" meta:non-whitespace-character-count="1672"/>
  </office:meta>
</office:document-meta>
</file>